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xlink="http://www.w3.org/1999/xlink" office:version="1.2">
  <office:automatic-styles/>
  <office:body>
    <office:text>
      <text:p><text:span text:style-name="T1">Simple italic text.</text:span></text:p>
      <text:p><text:span text:style-name="T2">Simple bold text.</text:span></text:p>
      <text:p><text:span text:style-name="T3">Simple underlined text.</text:span></text:p>
      <text:p><text:span text:style-name="T4">Simple strong text.</text:span></text:p>
      <text:p><text:span text:style-name="T5">Simple strikethrough text.</text:span></text:p>
      <text:p><text:span text:style-name="T6">This is red text.</text:span></text:p>
      <text:p><text:span text:style-name="T7">Formula: E</text:span><text:span text:style-name="T8">i</text:span><text:span text:style-name="T9">=m</text:span><text:span text:style-name="T10">i</text:span><text:span text:style-name="T11">c</text:span><text:span text:style-name="T12">2</text:span></text:p>
      <text:p><text:span text:style-name="T13">Here is a simple</text:span><text:line-break/><text:span text:style-name="T14">break.</text:span></text:p>
      <text:p><text:span text:style-name="T15">Link: </text:span><text:a xlink:type="simple" xlink:href="http://python.org">Python Website</text:a></text:p>
      <text:p><text:span text:style-name="T16">Page number: </text:span></text:p>
      <text:p><text:span text:style-name="T17">This </text:span><text:span text:style-name="T18">is</text:span><text:span text:style-name="T19"> a paragraph with </text:span><text:span text:style-name="T20">multiple</text:span><text:span text:style-name="T21"> formatting.</text:span></text:p>
      <text:p><text:span text:style-name="T22">Bold and underlined</text:span><text:span text:style-name="T23"> text.</text:span></text:p>
      <text:p><text:span text:style-name="T24">Here is a break</text:span><text:line-break/><text:span text:style-name="T25">inside other formatting.</text:span>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xlink="http://www.w3.org/1999/xlink" office:version="1.2">
  <office:styles>
    <style:style style:family="text" style:name="T1" style:display-name="T1">
      <style:text-properties fo:font-style="italic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style:text-underline-type="single"/>
    </style:style>
    <style:style style:family="text" style:name="T4" style:display-name="T4">
      <style:text-properties fo:font-weight="bold"/>
    </style:style>
    <style:style style:family="text" style:name="T5" style:display-name="T5">
      <style:text-properties/>
    </style:style>
    <style:style style:family="text" style:name="T6" style:display-name="T6">
      <style:text-properties fo:color="#ff0000"/>
    </style:style>
    <style:style style:family="text" style:name="T7" style:display-name="T7">
      <style:text-properties/>
    </style:style>
    <style:style style:family="text" style:name="T8" style:display-name="T8">
      <style:text-properties style:text-position="sub 58%"/>
    </style:style>
    <style:style style:family="text" style:name="T9" style:display-name="T9">
      <style:text-properties/>
    </style:style>
    <style:style style:family="text" style:name="T10" style:display-name="T10">
      <style:text-properties style:text-position="sub 58%"/>
    </style:style>
    <style:style style:family="text" style:name="T11" style:display-name="T11">
      <style:text-properties/>
    </style:style>
    <style:style style:family="text" style:name="T12" style:display-name="T12">
      <style:text-properties style:text-position="super 58%"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 fo:font-weight="bold"/>
    </style:style>
    <style:style style:family="text" style:name="T19" style:display-name="T19">
      <style:text-properties/>
    </style:style>
    <style:style style:family="text" style:name="T20" style:display-name="T20">
      <style:text-properties fo:font-style="italic"/>
    </style:style>
    <style:style style:family="text" style:name="T21" style:display-name="T21">
      <style:text-properties/>
    </style:style>
    <style:style style:family="text" style:name="T22" style:display-name="T22">
      <style:text-properties style:text-underline-type="single" fo:font-weight="bold"/>
    </style:style>
    <style:style style:family="text" style:name="T23" style:display-name="T23">
      <style:text-properties/>
    </style:style>
    <style:style style:family="text" style:name="T24" style:display-name="T24">
      <style:text-properties fo:font-style="italic" fo:font-weight="bold"/>
    </style:style>
    <style:style style:family="text" style:name="T25" style:display-name="T25">
      <style:text-properties fo:font-style="italic" fo:font-weight="bold"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link="http://www.w3.org/1999/xlink" office:version="1.2">
  <office:meta>
    <meta:generator>ODFPY/1.3.5</meta:generator>
  </office:meta>
</office:document-meta>
</file>